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19aa" officeooo:paragraph-rsid="001719aa" style:font-weight-asian="bold" style:font-weight-complex="bold"/>
    </style:style>
    <style:style style:name="P2" style:family="paragraph" style:parent-style-name="Standard">
      <style:text-properties fo:font-weight="bold" officeooo:rsid="0019f4ed" officeooo:paragraph-rsid="0019f4ed" style:font-weight-asian="bold" style:font-weight-complex="bold"/>
    </style:style>
    <style:style style:name="P3" style:family="paragraph" style:parent-style-name="Standard">
      <style:text-properties fo:font-weight="normal" officeooo:rsid="0019f4ed" officeooo:paragraph-rsid="0019f4ed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9f4ed" officeooo:paragraph-rsid="0019f4ed" style:font-weight-asian="normal" style:font-weight-complex="normal"/>
    </style:style>
    <style:style style:name="P5" style:family="paragraph" style:parent-style-name="Standard">
      <style:text-properties fo:font-weight="normal" officeooo:rsid="001e903b" officeooo:paragraph-rsid="001e903b" style:font-weight-asian="normal" style:font-weight-complex="normal"/>
    </style:style>
    <style:style style:name="P6" style:family="paragraph" style:parent-style-name="Standard">
      <style:text-properties fo:font-weight="normal" officeooo:rsid="001f180b" officeooo:paragraph-rsid="001f180b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f180b" officeooo:paragraph-rsid="001f180b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204102" officeooo:paragraph-rsid="00204102" style:font-weight-asian="normal" style:font-weight-complex="normal"/>
    </style:style>
    <style:style style:name="P9" style:family="paragraph" style:parent-style-name="Standard">
      <style:text-properties fo:font-weight="normal" officeooo:rsid="00204102" officeooo:paragraph-rsid="00204102" style:font-weight-asian="normal" style:font-weight-complex="normal"/>
    </style:style>
    <style:style style:name="P10" style:family="paragraph" style:parent-style-name="Standard">
      <style:text-properties fo:font-weight="bold" officeooo:rsid="001719aa" officeooo:paragraph-rsid="001719a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6d9e" style:font-weight-asian="normal" style:font-weight-complex="normal"/>
    </style:style>
    <style:style style:name="T3" style:family="text">
      <style:text-properties officeooo:rsid="002041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</text:p>
      <text:p text:style-name="P1"><text:span text:style-name="T2"/></text:p>
      <text:p text:style-name="P2"><text:span text:style-name="T2">S</text:span><text:span text:style-name="T1">even Step Approach</text:span></text:p>
      <text:p text:style-name="P3"/>
      <text:list xml:id="list2509794121" text:style-name="L1">
        <text:list-item>
          <text:p text:style-name="P4">Work Example By Hand</text:p>
        </text:list-item>
        <text:list-item>
          <text:p text:style-name="P4">Write Down What you di</text:p>
        </text:list-item>
        <text:list-item>
          <text:p text:style-name="P4">Find Patterns</text:p>
        </text:list-item>
        <text:list-item>
          <text:p text:style-name="P4">Check By Hand</text:p>
        </text:list-item>
        <text:list-item>
          <text:p text:style-name="P4">Translate to code</text:p>
        </text:list-item>
        <text:list-item>
          <text:p text:style-name="P4">Run test cases</text:p>
        </text:list-item>
        <text:list-item>
          <text:p text:style-name="P4">Debug failed test cases</text:p>
        </text:list-item>
      </text:list>
      <text:p text:style-name="P3"/>
      <text:p text:style-name="P5">Strings are used to store readable data. We should try to find patterns.</text:p>
      <text:p text:style-name="P5"/>
      <text:p text:style-name="P5">Building block of Dna is Nucleotide (Letters of Sequence)</text:p>
      <text:p text:style-name="P5"><text:s/>3 letters make up a codon</text:p>
      <text:p text:style-name="P5">{</text:p>
      <text:p text:style-name="P5"><text:tab/>ATG -Start Codon </text:p>
      <text:p text:style-name="P5"><text:tab/><text:tab/><text:tab/><text:tab/>- 1 gene</text:p>
      <text:p text:style-name="P5"><text:tab/>TAA – Stop Codon</text:p>
      <text:p text:style-name="P5">}</text:p>
      <text:p text:style-name="P5"/>
      <text:p text:style-name="P6">Useful String Methods</text:p>
      <text:p text:style-name="P6"/>
      <text:list xml:id="list747527105" text:style-name="L2">
        <text:list-item>
          <text:p text:style-name="P7">substring<text:span text:style-name="T3">(fromIndex,toIndex)</text:span></text:p>
        </text:list-item>
        <text:list-item>
          <text:p text:style-name="P7">indexOf<text:span text:style-name="T3">(string,fromIndex)</text:span></text:p>
        </text:list-item>
        <text:list-item>
          <text:p text:style-name="P8">startsWith(string)</text:p>
        </text:list-item>
        <text:list-item>
          <text:p text:style-name="P8">endsWith(string)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2:01:30.537130125</meta:creation-date>
    <dc:date>2021-01-31T21:40:33.510488966</dc:date>
    <meta:editing-duration>PT5H45M4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85" meta:character-count="475" meta:non-whitespace-character-count="414"/>
  </office:meta>
</office:document-meta>
</file>